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9aed"/>
    </style:style>
    <style:style style:name="P2" style:family="paragraph" style:parent-style-name="Text_20_body">
      <style:text-properties officeooo:paragraph-rsid="00149aed"/>
    </style:style>
    <style:style style:name="P3" style:family="paragraph" style:parent-style-name="Text_20_body">
      <style:text-properties officeooo:paragraph-rsid="0012a93e"/>
    </style:style>
    <style:style style:name="P4" style:family="paragraph" style:parent-style-name="Text_20_body">
      <style:text-properties officeooo:paragraph-rsid="0012e95d"/>
    </style:style>
    <style:style style:name="P5" style:family="paragraph" style:parent-style-name="Text_20_body">
      <style:text-properties officeooo:paragraph-rsid="00144578"/>
    </style:style>
    <style:style style:name="P6" style:family="paragraph" style:parent-style-name="Text_20_body">
      <style:text-properties officeooo:paragraph-rsid="0015bd99"/>
    </style:style>
    <style:style style:name="T1" style:family="text">
      <style:text-properties officeooo:rsid="0012e95d"/>
    </style:style>
    <style:style style:name="T2" style:family="text">
      <style:text-properties officeooo:rsid="00144578"/>
    </style:style>
    <style:style style:name="T3" style:family="text">
      <style:text-properties officeooo:rsid="001649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p text:style-name="P3"/>
      <text:p text:style-name="Horizontal_20_Line"/>
      <text:p text:style-name="P3">antes de comenzar quisiera dejar claros algunos puntos importantes acerca del tono del relato. <text:span text:style-name="T3">se trata de </text:span>una historia fantastica en donde la magia y los fenomenos sobrenaturales tienen una participacion importante. sin embargo, no se trata de un cuento para ninos, es una historia para gente adulta, y por lo tanto la trama debe ser cre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text:span text:style-name="T3">manteniendo los pies sobre la tierra y mostrando la vida con la dureza de la realidad. </text:span>como ejemplo dire que, en la biblia Tambien encontraremos fenomenos inexplicables, magia, y fantasia, sin embargo, el relato sigue siendo duro, realista y creible. Las aventuras de Elara del mismo modo deben ser realistas y mostrar la dureza de la vida, para que el lector pueda identificarse con ella.<text:span text:style-name="T3"> las personas mayores no podran sintonizar con una historia excesivamente inocente.</text:span></text:p>
      <text:p text:style-name="P3"/>
      <text:p text:style-name="Horizontal_20_Line"/>
      <text:p text:style-name="Text_20_body"/>
      <text:p text:style-name="P3">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text:soft-page-break/>encuentre respuestas acerca de la propia existencia, sino quizas, Tambien la forma de recuperar a su abuela Mag. y con determinacion y la ayuda de Khron comienza a estudiar los antiguos escritos que se 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p text:style-name="P3"/>
      <text:p text:style-name="Horizontal_20_Line"/>
      <text:p text:style-name="Text_20_body"/>
      <text:p text:style-name="P4">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apoderarse del libro. Al final de la historia se desarrollara la batalla final.</text:p>
      <text:p text:style-name="P4"/>
      <text:p text:style-name="Horizontal_20_Line"/>
      <text:p text:style-name="Text_20_body"><text:soft-page-break/></text:p>
      <text:p text:style-name="P4">Nueve Siglos antes del tiempo de Elara existio una ciudad llamada Aquanthis. en ella vivio un pueblo que adoraba el conocimiento, los Acquahrkai. bajo el reinado de Nytharion, el mas sabio de todos los reyes, crearon un libro magico que contenia todo el conocimiento. tanto conocimiento se acumulo en el libro que cobro conciencia y voluntad. la leyenda cuenta que el poder magico del libro era insuperable. al principio el poder del libro fue utilizado para el bien. hasta que un dia un mago malvado llamado Morgerathus se apodero del libro con el fin de utilizar su poder para conquistar el mundo. hubo guerra y el ejercito del mal ocupo la ciudad. fue entonces cuando el codex trasporto magicamente al rey y a todas las personas buenas del reino a un lugar seguro en las montanas, y en un instante destruyo la ciudad derrotando asi al mal. el rey Nytharion decidio que el libro debia ser ocultado en un lugar seguro para siempre, para evitar que el mal pudiera volver a utilizarlo. un batallon del ejercito llevo al libro al lugar mas inaccesible de Lluviara, pero antes el rey ordeno a los magos crear un sello magico, para cerrar el libro, para que nadie pudiera acceder al contenido de sus paginas. fue asi que crearon una llave magica que entregaron al rey. solo aquel que posea la llave podria consultar el libro. El rey, antes de morir, oculto la llave y creo un mapa con su ubicacion. un mapa realizado en cristal de roca, que posteriormente corto en 9 partes iguales, con las que creo 9 talismanes magicos, que entrego a nueve familias, con una orden precisa, cuidar del talisman por los siglos que vendrian. el talisman les protegeria, les haria prosperar, pero ellos a cambio Debian protegerlo, evitando que los talismanes cayeran en las manos del mal, generacion tras generacion. con el paso de los siglos los amuletos se han dispersado por Lluviara, y quienes los tienen en su poder ya no saben muy bien lo que significan. desde que el libro ha sido ocultado y sellado magicamente, Morgerathus ha estado buscandolo sin exito. La magia de Morgerathus no puede encontrar el libro porque ha sido protegido con un encantamiento. sin embargo, <text:span text:style-name="T1">Morgerathus puede detectar la actividad magica del libro, y </text:span>despues de nueve siglos de busqueda finalmente ha detectado la actividad magica del libro<text:span text:style-name="T1"> cuando este ha luchado contra Elara</text:span>. el rastro magico lo ha llevado hasta Elara perdida en el lugar adonde el codex la ha enviado. el libro no esta alli, pero ahora sabe que Elara sabe adonde esta. desde ese momento, la seguira desde las sombras. en cada capitulo Morgerathus y sus secuaces, intentaran sabotear los planes de Elara, conseguir informacion y evitar que Elara consiga los amuletos. Elara no <text:span text:style-name="T1">conocera la importancia</text:span> de los amuletos ni su poder hasta los ultimos capitulos, por este motivo sera facil despojarla de ellos. hacia los ultimos capitulos Morgerathus comprendera que proporcionandole la llave Elara les llevara hasta el codex, entonces dejara que consiga todos los amuletos y que consiga la llave. sin embargo la llave <text:span text:style-name="T1">que encontrara Elara </text:span>es falsa<text:span text:style-name="T1">, Morgerathus se ha adelantado y la ha cambiado</text:span>. Elara les llevara hasta el codex y su llave no funcionara. entonces <text:span text:style-name="T1">aparecera Morgerathus y </text:span>se desarrollara la batalla final.</text:p>
      <text:p text:style-name="P4"/>
      <text:p text:style-name="Horizontal_20_Line"/>
      <text:p text:style-name="P5">la batalla final. Morgerathus es el mas poderoso mago que existe. su magia no tiene rival. de modo que solo el codex puede derrotarlo, solo la magia del codex es mas poderosa. Elara debe utilizar la magia del codex para derrotar a Morgerathus, pero es Morgerathus quien tiene la llave, y por lo tanto el unico que puede utilizar el codex. de modo que Elara tendra que enganar a Morgerathus para lanzar la magia del codex con<text:span text:style-name="T2">tra</text:span> el.</text:p>
      <text:p text:style-name="P5"><text:soft-page-break/></text:p>
      <text:p text:style-name="Horizontal_20_Line"/>
      <text:p text:style-name="Text_20_body"/>
      <text:p text:style-name="P2"><text:s/>el viaje: empieza cuando Elara desea obtener respuestas acerca de su propia existencia. en su pueblo natal. junto al anciano sacerdote del templo de la lluvia investiga en antiguos manuscritos almacenados en el templo de la lluvia, cual podria ser la ubicacion del antiguo codice perdido. finalmente descubren que ese encuentra en la gran montana y Elara decide aventurarse en solitario en una expedicion que la llevara a encontrarlo. pero el libro no permitira que nadie consulte sus paginas y luchara contra Elara. con una potente descarga de energia magica la envia al otro lado de Lluviara. Elara perdida en un lugar desconocido iniciara el largo viaje de regreso. Sin mapas y sin conocimiento del lugar recorrera todo Lluviara, conociendo personajes, viviendo aventuras y aprendiendo. capitulo a capitulo avanzara por la geografia de Lluviara encontrando poco a poco las respuestas que buscaba. Finalmente conseguira volver a la gran montana adonde se encuentra el codex, pero entonces ya tendra las respuestas que buscaba y no necesitara el libro. La percepcion que Elara obtiene al final de su aventura es que el codex, conociendo sus deseos, organizo todo el viaje para que Elara encuentre las respuestas que buscaba con su propia experiencia. El primer encuentro con el Codex termina con Elara que yace inconsciente en el suelo de la cueva junto al codex, posiblemente muerta por el ataque del libro. en el siguiente capitulo despierta en un lugar desconocido al otro lado de Lluviara, esto hace que no quede claro si el viaje sucedio realmente o si se trata de un sueno, porque en el ultimo capitulo, Elara despierta en la cueva de la gran montana junto al codex. esto hace que todo el viaje haya podido ser un sueno inducido por el codex, o tal vez haya sido real.</text:p>
      <text:p text:style-name="P2"/>
      <text:p text:style-name="Horizontal_20_Line"/>
      <text:p text:style-name="Text_20_body"/>
      <text:p text:style-name="P2">la rama mistica. Elara inicia el viaje con el objetivo de encontrar respuestas a todas las preguntas existenciales. El conocimiento que posee sobre la existencia y el destino esta basado en los mitos y creencias populares. en cada capitulo mostraremos las creencias populares acerca de cada uno de los temas, que seran parecidas a las utilizadas por las religiones actuales pero sin llegar a ser exactamente esas, mantendremos una distancia respetuosa, y debemos agregar un cierto grado de fantasia para mostrar como nuestra imaginacion puede a traves de la cultura crear historias que creemos aun cuando puedan ser simplemente absurdas. Elara en cada capitulo encontrara evidencia de un conocimiento antiguo que revelara respuestas realistas y contrastables, en linea con nuestra teoria, para cada uno de los enigmas. Al final de su viaje, Elara tendra todas las respuestas que busca y Habra reemplazado el universo de mitos y leyendas por una teoria solida y coherente.</text:p>
      <text:p text:style-name="P2"/>
      <text:p text:style-name="Horizontal_20_Line"/>
      <text:p text:style-name="Text_20_body"/>
      <text:p text:style-name="P1"><text:soft-page-break/><text:s/>vamos a organizar la lucha entre el bien y el mal por actos, haciendo que avance gradualmente, desde el desconocimiento y la inocencia, hasta el control de la situacion. podria ser a grandes rasgos como sigue: </text:p>
      <text:p text:style-name="P1">acto 1, la lucha no ha comenzado, presentacion de lugares, personajes e inicio del viaje </text:p>
      <text:p text:style-name="P1">acto 2, primeros indicios de lucha desde las sombras, Elara no lo percibe, el lector lo percibe pero solo se insinua. Elara se enfrenta a Morgerathus por primera vez y logra escapar, pero no sabe que es su enemigo, solo un personaje peligroso que ha encontrado casualmente. </text:p>
      <text:p text:style-name="P1">acto 3, Elara obtiene informacion acerca de Morgerathus y de su implicacion en la desaparicion del codex, todavia no comprende que esta siendo acechada por el mal, los ataques que recibe los percibe como de personas individuales no relacionadas entre si. </text:p>
      <text:p text:style-name="P1">acto 4, Elara empieza a comprender que esta siendo observada y atacada de forma organizada. es mas precavida pero todavia actua de forma inocente. </text:p>
      <text:p text:style-name="P1">acto 5, es la guerra abierta, Elara siendo conciente del peligro se vuelve fuerte, casi invencible. el mal, que ha ganado cada batalla en los actos anteriores empieza a sufrir derrotas. </text:p>
      <text:p text:style-name="P1">acto 6, la batalla final, y la derrota de Morgerathus.</text:p>
      <text:p text:style-name="P1"/>
      <text:p text:style-name="Horizontal_20_Line"/>
      <text:p text:style-name="Text_20_body"/>
      <text:p text:style-name="P6">elementos principales de cada capitulo. Elara representa a la persona media. comparte con nosotros nuestras creencias y cultura, y busca las mismas respuestas que nosotros. a lo largo de la historia aprendera las lecciones que queremos trasmitir con nuestra teoria. nos permitira identificarnos con ella y sus aventuras seran un ejemplo para el lector. -------------------------- estructura: todos los capitulos del libro (con excepcion de los que componen el primer acto) tendran una estructura similar. parecido a las series de television en donde cada capitulo es independiente y todos tienen cierta continuidad. En todos ellos Elara se encuentra en un alguna parte de un largo viaje. inicio y fin: tipicamente el capitulo empieza con Elara llegando a un nuevo lugar, y termina con Elara abandonandolo para continuar su viaje. objetivos: en todos los capitulos Elara tiene objetivos que cumplir, que pueden ser -personales, tales como encontrar una llave o un mapa -o alguna mission que surge por su interaccion con otros personajes, tales como resolver un misterio o ayudar a un necesitado. los objetivos permitiran - al lector seguir el progreso de la aventura, - y daran campo para actuar a las fuerzas del mal misticismo: como hemos comentado el corazon del relato son las ensenanzas misticas que Elara encontrara en cada capitulo . se presentaran como el descubrimiento de un conocimiento antiguo que ha permanecido oculto y que Elara encontrara talladas en paredes de roca o en antiguos escritos o en conversaciones con sabios ancianos o en ruinas arqueologicas o en otros medios similares. cada capitulo tendra sus objetivos misticos y Elara mostrara el contraste con las creencias actuales. Elara iniciara el capitulo creyendo en las teorias mas difundidas, a lo largo del capitulo descubrira la nueva teoria, y terminara el capitulo modificando su punto de vista aceptando la nueva teoria. lucha: la lucha entre el bien y el mal tiene como function la de crear emociones y hacer la lectura emocionante y atrapante. tipicamente un nuevo personaje malvado se presentara en cada capitulo complicando los planes de Elara. historia: todos los elementos anteriores estaran unidos en una historia con principio y final que aportara la estructura necesaria para convertir el capitulo en un cuento corto.</text:p>
      <text:p text:style-name="P6"/>
      <text:p text:style-name="Horizontal_20_Line"/>
      <text:p text:style-name="Text_20_body"><text:soft-page-break/></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1T16:07:16.268000000</meta:creation-date>
    <dc:date>2025-10-21T18:34:08.455000000</dc:date>
    <meta:editing-duration>PT29M45S</meta:editing-duration>
    <meta:editing-cycles>6</meta:editing-cycles>
    <meta:generator>LibreOffice/7.3.5.2$Windows_X86_64 LibreOffice_project/184fe81b8c8c30d8b5082578aee2fed2ea847c01</meta:generator>
    <meta:document-statistic meta:table-count="0" meta:image-count="0" meta:object-count="0" meta:page-count="6" meta:paragraph-count="16" meta:word-count="2792" meta:character-count="16833" meta:non-whitespace-character-count="14047"/>
  </office:meta>
</office:document-meta>
</file>